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10afb" officeooo:paragraph-rsid="00010afb"/>
    </style:style>
    <style:style style:name="P2" style:family="paragraph" style:parent-style-name="Standard">
      <style:text-properties officeooo:rsid="00010afb" officeooo:paragraph-rsid="0001804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1bf5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1804d" style:font-style-asian="normal" style:font-style-complex="normal"/>
    </style:style>
    <style:style style:name="T5" style:family="text">
      <style:text-properties fo:font-style="normal" officeooo:rsid="00031bf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ve we killed the hero?</text:p>
      <text:p text:style-name="P1"/>
      <text:p text:style-name="P2"><text:tab/>In my opinion, yes, the traditional “hero” figure is appearing in decreasing numbers in popular movies and literature. Books fifty, a hundred years ago were largely centering around one character with largely positive traits, noble and virtuous. Over time, however, we've seen books take a shift towards having “anti-hero” protagonists. <text:span text:style-name="T1">The Hunger Games</text:span><text:span text:style-name="T3"> trilogy is a fine example; the books' protagonist was unwillingly dragged into a conflict, and becomes less and like a classic hero as the series progresses, even voting to practically murder twelve children at the ending of the third book. </text:span><text:span text:style-name="T1">The Hunger Games</text:span><text:span text:style-name="T3"> sold over 50 million copies. One can see this trend in almost all young adult fiction. The only young adult fiction book I can name that I've read in the past five years that had a more classical hero was the </text:span><text:span text:style-name="T1">Percy Jackson</text:span><text:span text:style-name="T3"> series – which was possibly intentional, as the book is centered around Greek mythology. Movies certainly are taking a similar trend as books. I wouldn't be surprised if a dark, brooding hero was the protagonist of the upcoming </text:span><text:span text:style-name="T1">Star Wars</text:span><text:span text:style-name="T3">. This trend can even be reflected on video games; a notable example can be the </text:span><text:span text:style-name="T1">Assassin's Creed</text:span><text:span text:style-name="T3"> series. </text:span><text:span text:style-name="T5">Nearly t</text:span><text:span text:style-name="T3">en years ago, the </text:span><text:span text:style-name="T4">main </text:span><text:span text:style-name="T3">protagonist, </text:span><text:span text:style-name="T4">Altaïr, was your classic virtuous hero, holding himself to a rigid set of standards. </text:span><text:span text:style-name="T5">After the original </text:span><text:span text:style-name="T2">Assassin's Creed</text:span><text:span text:style-name="T5"> came the next installment: </text:span><text:span text:style-name="T2">Assassin's Creed II</text:span><text:span text:style-name="T5">, starring Ezio, a character who was never opposed to breaking a rule or two. After five years, here we are, and the next game, </text:span><text:span text:style-name="T2">Assassin's Creed: Syndicate</text:span><text:span text:style-name="T5"> has the protagonists as downright criminals. While the shifts in society aren't so fast as to be happening in a ten year period, I think the progression of the games shows an accelerated version of su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7:59:55.406000000</meta:creation-date>
    <meta:editing-duration>PT3M29S</meta:editing-duration>
    <meta:editing-cycles>3</meta:editing-cycles>
    <meta:generator>LibreOffice/4.4.0.3$Windows_x86 LibreOffice_project/de093506bcdc5fafd9023ee680b8c60e3e0645d7</meta:generator>
    <dc:date>2015-10-14T18:03:22.322000000</dc:date>
    <meta:document-statistic meta:table-count="0" meta:image-count="0" meta:object-count="0" meta:page-count="1" meta:paragraph-count="2" meta:word-count="297" meta:character-count="1772" meta:non-whitespace-character-count="1475"/>
  </office:meta>
</office:document-meta>
</file>